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672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10.295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5" style:family="table-cell" style:parent-style-name="Default">
      <style:text-properties style:font-name="Arial" fo:font-size="10pt" style:font-name-asian="Droid Sans Fallback" style:font-size-asian="10pt" style:font-name-complex="Lohit Hindi" style:font-size-complex="10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1015" table:default-cell-style-name="ce1"/>
        <table:table-row table:style-name="ro2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sub_category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2"/>
          <table:table-cell office:value-type="string">
            <text:p>&lt;markers&gt;</text:p>
          </table:table-cell>
          <table:table-cell table:number-columns-repeated="1015"/>
        </table:table-row>
        <table:table-row table:style-name="ro4">
          <table:table-cell office:value-type="string">
            <text:p>TravelShack</text:p>
          </table:table-cell>
          <table:table-cell office:value-type="string">
            <text:p>A bar</text:p>
          </table:table-cell>
          <table:table-cell office:value-type="string">
            <text:p>bar</text:p>
          </table:table-cell>
          <table:table-cell office:value-type="string">
            <text:p>club</text:p>
          </table:table-cell>
          <table:table-cell table:style-name="ce2" office:value-type="float" office:value="48.1925507">
            <text:p>48.1925507</text:p>
          </table:table-cell>
          <table:table-cell table:style-name="ce3" office:value-type="float" office:value="16.3377495">
            <text:p>16.3377495</text:p>
          </table:table-cell>
          <table:table-cell table:number-columns-repeated="2"/>
          <table:table-cell table:formula="of:=&quot;&lt;marker lat=&quot;&quot;&quot;&amp;[.E2]&amp;&quot;&quot;&quot; lng=&quot;&quot;&quot;&amp;[.F2]&amp;&quot;&quot;&quot; name=&quot;&quot;&quot;&amp;[.A2]&amp;&quot;&quot;&quot; category=&quot;&quot;&quot;&amp;[.C2]&amp;&quot;&quot;&quot; sub_category=&quot;&quot;&quot;&amp;[.D2]&amp;&quot;&quot;&quot; desc=&quot;&quot;&quot;&amp;[.B2]&amp;&quot;&quot;&quot; /&gt;&quot;" office:value-type="string" office:string-value="&lt;marker lat=&quot;48.1925507&quot; lng=&quot;16.3377495&quot; name=&quot;TravelShack&quot; category=&quot;bar&quot; sub_category=&quot;club&quot; desc=&quot;A bar&quot; /&gt;">
            <text:p>&lt;marker lat="48.1925507" lng="16.3377495" name="TravelShack" category="bar" sub_category="club" desc="A bar" /&gt;</text:p>
          </table:table-cell>
          <table:table-cell table:number-columns-repeated="1015"/>
        </table:table-row>
        <table:table-row table:style-name="ro4">
          <table:table-cell office:value-type="string">
            <text:p>Figlmueller</text:p>
          </table:table-cell>
          <table:table-cell office:value-type="string">
            <text:p>Schnitzel restaurant</text:p>
          </table:table-cell>
          <table:table-cell office:value-type="string">
            <text:p>restaurant</text:p>
          </table:table-cell>
          <table:table-cell office:value-type="string">
            <text:p>austrian</text:p>
          </table:table-cell>
          <table:table-cell office:value-type="float" office:value="48.2091904">
            <text:p>48.2091904</text:p>
          </table:table-cell>
          <table:table-cell office:value-type="float" office:value="16.3745098">
            <text:p>16.3745098</text:p>
          </table:table-cell>
          <table:table-cell table:number-columns-repeated="2"/>
          <table:table-cell table:formula="of:=&quot;&lt;marker lat=&quot;&quot;&quot;&amp;[.E3]&amp;&quot;&quot;&quot; lng=&quot;&quot;&quot;&amp;[.F3]&amp;&quot;&quot;&quot; name=&quot;&quot;&quot;&amp;[.A3]&amp;&quot;&quot;&quot; category=&quot;&quot;&quot;&amp;[.C3]&amp;&quot;&quot;&quot; sub_category=&quot;&quot;&quot;&amp;[.D3]&amp;&quot;&quot;&quot; desc=&quot;&quot;&quot;&amp;[.B3]&amp;&quot;&quot;&quot; /&gt;&quot;" office:value-type="string" office:string-value="&lt;marker lat=&quot;48.2091904&quot; lng=&quot;16.3745098&quot; name=&quot;Figlmueller&quot; category=&quot;restaurant&quot; sub_category=&quot;austrian&quot; desc=&quot;Schnitzel restaurant&quot; /&gt;">
            <text:p>&lt;marker lat="48.2091904" lng="16.3745098" name="Figlmueller" category="restaurant" sub_category="austrian" desc="Schnitzel restaurant" /&gt;</text:p>
          </table:table-cell>
          <table:table-cell table:number-columns-repeated="1015"/>
        </table:table-row>
        <table:table-row table:style-name="ro4">
          <table:table-cell office:value-type="string">
            <text:p>Wurstelstand</text:p>
          </table:table-cell>
          <table:table-cell office:value-type="string">
            <text:p>Käsekrainenr etc</text:p>
          </table:table-cell>
          <table:table-cell office:value-type="string">
            <text:p>restaurant</text:p>
          </table:table-cell>
          <table:table-cell office:value-type="string">
            <text:p>fast food</text:p>
          </table:table-cell>
          <table:table-cell office:value-type="float" office:value="48.2112465">
            <text:p>48.2112465</text:p>
          </table:table-cell>
          <table:table-cell office:value-type="float" office:value="16.3789158">
            <text:p>16.3789158</text:p>
          </table:table-cell>
          <table:table-cell table:number-columns-repeated="2"/>
          <table:table-cell table:formula="of:=&quot;&lt;marker lat=&quot;&quot;&quot;&amp;[.E4]&amp;&quot;&quot;&quot; lng=&quot;&quot;&quot;&amp;[.F4]&amp;&quot;&quot;&quot; name=&quot;&quot;&quot;&amp;[.A4]&amp;&quot;&quot;&quot; category=&quot;&quot;&quot;&amp;[.C4]&amp;&quot;&quot;&quot; sub_category=&quot;&quot;&quot;&amp;[.D4]&amp;&quot;&quot;&quot; desc=&quot;&quot;&quot;&amp;[.B4]&amp;&quot;&quot;&quot; /&gt;&quot;" office:value-type="string" office:string-value="&lt;marker lat=&quot;48.2112465&quot; lng=&quot;16.3789158&quot; name=&quot;Wurstelstand&quot; category=&quot;restaurant&quot; sub_category=&quot;fast food&quot; desc=&quot;Käsekrainenr etc&quot; /&gt;">
            <text:p>&lt;marker lat="48.2112465" lng="16.3789158" name="Wurstelstand" category="restaurant" sub_category="fast food" desc="Käsekrainenr etc" /&gt;</text:p>
          </table:table-cell>
          <table:table-cell table:number-columns-repeated="1015"/>
        </table:table-row>
        <table:table-row table:style-name="ro4">
          <table:table-cell office:value-type="string">
            <text:p>Salm Brau</text:p>
          </table:table-cell>
          <table:table-cell office:value-type="string">
            <text:p>Schnitzel restaurant and brewery</text:p>
          </table:table-cell>
          <table:table-cell office:value-type="string">
            <text:p>restaurant</text:p>
          </table:table-cell>
          <table:table-cell office:value-type="string">
            <text:p>austrian</text:p>
          </table:table-cell>
          <table:table-cell office:value-type="float" office:value="48.1965485">
            <text:p>48.1965485</text:p>
          </table:table-cell>
          <table:table-cell office:value-type="float" office:value="16.3810501">
            <text:p>16.3810501</text:p>
          </table:table-cell>
          <table:table-cell table:number-columns-repeated="2"/>
          <table:table-cell table:formula="of:=&quot;&lt;marker lat=&quot;&quot;&quot;&amp;[.E5]&amp;&quot;&quot;&quot; lng=&quot;&quot;&quot;&amp;[.F5]&amp;&quot;&quot;&quot; name=&quot;&quot;&quot;&amp;[.A5]&amp;&quot;&quot;&quot; category=&quot;&quot;&quot;&amp;[.C5]&amp;&quot;&quot;&quot; sub_category=&quot;&quot;&quot;&amp;[.D5]&amp;&quot;&quot;&quot; desc=&quot;&quot;&quot;&amp;[.B5]&amp;&quot;&quot;&quot; /&gt;&quot;" office:value-type="string" office:string-value="&lt;marker lat=&quot;48.1965485&quot; lng=&quot;16.3810501&quot; name=&quot;Salm Brau&quot; category=&quot;restaurant&quot; sub_category=&quot;austrian&quot; desc=&quot;Schnitzel restaurant and brewery&quot; /&gt;">
            <text:p>&lt;marker lat="48.1965485" lng="16.3810501" name="Salm Brau" category="restaurant" sub_category="austrian" desc="Schnitzel restaurant and brewery" /&gt;</text:p>
          </table:table-cell>
          <table:table-cell table:number-columns-repeated="1015"/>
        </table:table-row>
        <table:table-row table:style-name="ro2">
          <table:table-cell office:value-type="string">
            <text:p>Schloss Belvedere</text:p>
          </table:table-cell>
          <table:table-cell office:value-type="string">
            <text:p>Summer Palace of Prince Eugen</text:p>
          </table:table-cell>
          <table:table-cell office:value-type="string">
            <text:p>sightseeing</text:p>
          </table:table-cell>
          <table:table-cell office:value-type="string">
            <text:p>castle</text:p>
          </table:table-cell>
          <table:table-cell office:value-type="float" office:value="48.1912613">
            <text:p>48.1912613</text:p>
          </table:table-cell>
          <table:table-cell office:value-type="float" office:value="16.3798008">
            <text:p>16.3798008</text:p>
          </table:table-cell>
          <table:table-cell table:number-columns-repeated="2"/>
          <table:table-cell table:formula="of:=&quot;&lt;marker lat=&quot;&quot;&quot;&amp;[.E6]&amp;&quot;&quot;&quot; lng=&quot;&quot;&quot;&amp;[.F6]&amp;&quot;&quot;&quot; name=&quot;&quot;&quot;&amp;[.A6]&amp;&quot;&quot;&quot; category=&quot;&quot;&quot;&amp;[.C6]&amp;&quot;&quot;&quot; sub_category=&quot;&quot;&quot;&amp;[.D6]&amp;&quot;&quot;&quot; desc=&quot;&quot;&quot;&amp;[.B6]&amp;&quot;&quot;&quot; /&gt;&quot;" office:value-type="string" office:string-value="&lt;marker lat=&quot;48.1912613&quot; lng=&quot;16.3798008&quot; name=&quot;Schloss Belvedere&quot; category=&quot;sightseeing&quot; sub_category=&quot;castle&quot; desc=&quot;Summer Palace of Prince Eugen&quot; /&gt;">
            <text:p>&lt;marker lat="48.1912613" lng="16.3798008" name="Schloss Belvedere" category="sightseeing" sub_category="castle" desc="Summer Palace of Prince Eugen" /&gt;</text:p>
          </table:table-cell>
          <table:table-cell table:number-columns-repeated="1015"/>
        </table:table-row>
        <table:table-row table:style-name="ro4">
          <table:table-cell office:value-type="string">
            <text:p>Schloss Schönbrunn</text:p>
          </table:table-cell>
          <table:table-cell office:value-type="string">
            <text:p>Summer Palace</text:p>
          </table:table-cell>
          <table:table-cell office:value-type="string">
            <text:p>sightseeing</text:p>
          </table:table-cell>
          <table:table-cell office:value-type="string">
            <text:p>castle</text:p>
          </table:table-cell>
          <table:table-cell office:value-type="float" office:value="48.1865807">
            <text:p>48.1865807</text:p>
          </table:table-cell>
          <table:table-cell office:value-type="float" office:value="16.3131409">
            <text:p>16.3131409</text:p>
          </table:table-cell>
          <table:table-cell table:number-columns-repeated="2"/>
          <table:table-cell table:formula="of:=&quot;&lt;marker lat=&quot;&quot;&quot;&amp;[.E7]&amp;&quot;&quot;&quot; lng=&quot;&quot;&quot;&amp;[.F7]&amp;&quot;&quot;&quot; name=&quot;&quot;&quot;&amp;[.A7]&amp;&quot;&quot;&quot; category=&quot;&quot;&quot;&amp;[.C7]&amp;&quot;&quot;&quot; sub_category=&quot;&quot;&quot;&amp;[.D7]&amp;&quot;&quot;&quot; desc=&quot;&quot;&quot;&amp;[.B7]&amp;&quot;&quot;&quot; /&gt;&quot;" office:value-type="string" office:string-value="&lt;marker lat=&quot;48.1865807&quot; lng=&quot;16.3131409&quot; name=&quot;Schloss Schönbrunn&quot; category=&quot;sightseeing&quot; sub_category=&quot;castle&quot; desc=&quot;Summer Palace&quot; /&gt;">
            <text:p>&lt;marker lat="48.1865807" lng="16.3131409" name="Schloss Schönbrunn" category="sightseeing" sub_category="castle" desc="Summer Palace" /&gt;</text:p>
          </table:table-cell>
          <table:table-cell table:number-columns-repeated="1015"/>
        </table:table-row>
        <table:table-row table:style-name="ro4">
          <table:table-cell office:value-type="string">
            <text:p>Parlament</text:p>
          </table:table-cell>
          <table:table-cell office:value-type="string">
            <text:p>Parlament of Austria</text:p>
          </table:table-cell>
          <table:table-cell office:value-type="string">
            <text:p>sightseeing</text:p>
          </table:table-cell>
          <table:table-cell office:value-type="string">
            <text:p>government</text:p>
          </table:table-cell>
          <table:table-cell office:value-type="float" office:value="48.2079811">
            <text:p>48.2079811</text:p>
          </table:table-cell>
          <table:table-cell office:value-type="float" office:value="16.3591595">
            <text:p>16.3591595</text:p>
          </table:table-cell>
          <table:table-cell table:number-columns-repeated="2"/>
          <table:table-cell table:formula="of:=&quot;&lt;marker lat=&quot;&quot;&quot;&amp;[.E8]&amp;&quot;&quot;&quot; lng=&quot;&quot;&quot;&amp;[.F8]&amp;&quot;&quot;&quot; name=&quot;&quot;&quot;&amp;[.A8]&amp;&quot;&quot;&quot; category=&quot;&quot;&quot;&amp;[.C8]&amp;&quot;&quot;&quot; sub_category=&quot;&quot;&quot;&amp;[.D8]&amp;&quot;&quot;&quot; desc=&quot;&quot;&quot;&amp;[.B8]&amp;&quot;&quot;&quot; /&gt;&quot;" office:value-type="string" office:string-value="&lt;marker lat=&quot;48.2079811&quot; lng=&quot;16.3591595&quot; name=&quot;Parlament&quot; category=&quot;sightseeing&quot; sub_category=&quot;government&quot; desc=&quot;Parlament of Austria&quot; /&gt;">
            <text:p>&lt;marker lat="48.2079811" lng="16.3591595" name="Parlament" category="sightseeing" sub_category="government" desc="Parlament of Austria" /&gt;</text:p>
          </table:table-cell>
          <table:table-cell table:number-columns-repeated="1015"/>
        </table:table-row>
        <table:table-row table:style-name="ro4">
          <table:table-cell office:value-type="string">
            <text:p>Rathaus</text:p>
          </table:table-cell>
          <table:table-cell office:value-type="string">
            <text:p>Rathaus of Vienna</text:p>
          </table:table-cell>
          <table:table-cell office:value-type="string">
            <text:p>sightseeing</text:p>
          </table:table-cell>
          <table:table-cell office:value-type="string">
            <text:p>government</text:p>
          </table:table-cell>
          <table:table-cell office:value-type="float" office:value="48.2107315">
            <text:p>48.2107315</text:p>
          </table:table-cell>
          <table:table-cell office:value-type="float" office:value="16.3581009">
            <text:p>16.3581009</text:p>
          </table:table-cell>
          <table:table-cell table:number-columns-repeated="2"/>
          <table:table-cell table:formula="of:=&quot;&lt;marker lat=&quot;&quot;&quot;&amp;[.E9]&amp;&quot;&quot;&quot; lng=&quot;&quot;&quot;&amp;[.F9]&amp;&quot;&quot;&quot; name=&quot;&quot;&quot;&amp;[.A9]&amp;&quot;&quot;&quot; category=&quot;&quot;&quot;&amp;[.C9]&amp;&quot;&quot;&quot; sub_category=&quot;&quot;&quot;&amp;[.D9]&amp;&quot;&quot;&quot; desc=&quot;&quot;&quot;&amp;[.B9]&amp;&quot;&quot;&quot; /&gt;&quot;" office:value-type="string" office:string-value="&lt;marker lat=&quot;48.2107315&quot; lng=&quot;16.3581009&quot; name=&quot;Rathaus&quot; category=&quot;sightseeing&quot; sub_category=&quot;government&quot; desc=&quot;Rathaus of Vienna&quot; /&gt;">
            <text:p>&lt;marker lat="48.2107315" lng="16.3581009" name="Rathaus" category="sightseeing" sub_category="government" desc="Rathaus of Vienna" /&gt;</text:p>
          </table:table-cell>
          <table:table-cell table:number-columns-repeated="1015"/>
        </table:table-row>
        <table:table-row table:style-name="ro4">
          <table:table-cell office:value-type="string">
            <text:p>Stephansdom</text:p>
          </table:table-cell>
          <table:table-cell office:value-type="string">
            <text:p>Nice Church</text:p>
          </table:table-cell>
          <table:table-cell office:value-type="string">
            <text:p>sightseeing</text:p>
          </table:table-cell>
          <table:table-cell office:value-type="string">
            <text:p>church</text:p>
          </table:table-cell>
          <table:table-cell office:value-type="float" office:value="48.2080116">
            <text:p>48.2080116</text:p>
          </table:table-cell>
          <table:table-cell office:value-type="float" office:value="16.3728294">
            <text:p>16.3728294</text:p>
          </table:table-cell>
          <table:table-cell table:number-columns-repeated="2"/>
          <table:table-cell table:formula="of:=&quot;&lt;marker lat=&quot;&quot;&quot;&amp;[.E10]&amp;&quot;&quot;&quot; lng=&quot;&quot;&quot;&amp;[.F10]&amp;&quot;&quot;&quot; name=&quot;&quot;&quot;&amp;[.A10]&amp;&quot;&quot;&quot; category=&quot;&quot;&quot;&amp;[.C10]&amp;&quot;&quot;&quot; sub_category=&quot;&quot;&quot;&amp;[.D10]&amp;&quot;&quot;&quot; desc=&quot;&quot;&quot;&amp;[.B10]&amp;&quot;&quot;&quot; /&gt;&quot;" office:value-type="string" office:string-value="&lt;marker lat=&quot;48.2080116&quot; lng=&quot;16.3728294&quot; name=&quot;Stephansdom&quot; category=&quot;sightseeing&quot; sub_category=&quot;church&quot; desc=&quot;Nice Church&quot; /&gt;">
            <text:p>&lt;marker lat="48.2080116" lng="16.3728294" name="Stephansdom" category="sightseeing" sub_category="church" desc="Nice Church" /&gt;</text:p>
          </table:table-cell>
          <table:table-cell table:number-columns-repeated="1015"/>
        </table:table-row>
        <table:table-row table:style-name="ro4">
          <table:table-cell office:value-type="string">
            <text:p>Hofburg</text:p>
          </table:table-cell>
          <table:table-cell office:value-type="string">
            <text:p>Winter Palace</text:p>
          </table:table-cell>
          <table:table-cell office:value-type="string">
            <text:p>sightseeing</text:p>
          </table:table-cell>
          <table:table-cell office:value-type="string">
            <text:p>palace</text:p>
          </table:table-cell>
          <table:table-cell table:style-name="ce2" office:value-type="float" office:value="48.207634">
            <text:p>48.207634</text:p>
          </table:table-cell>
          <table:table-cell office:value-type="float" office:value="16.366018">
            <text:p>16.366018</text:p>
          </table:table-cell>
          <table:table-cell table:number-columns-repeated="2"/>
          <table:table-cell table:formula="of:=&quot;&lt;marker lat=&quot;&quot;&quot;&amp;[.E11]&amp;&quot;&quot;&quot; lng=&quot;&quot;&quot;&amp;[.F11]&amp;&quot;&quot;&quot; name=&quot;&quot;&quot;&amp;[.A11]&amp;&quot;&quot;&quot; category=&quot;&quot;&quot;&amp;[.C11]&amp;&quot;&quot;&quot; sub_category=&quot;&quot;&quot;&amp;[.D11]&amp;&quot;&quot;&quot; desc=&quot;&quot;&quot;&amp;[.B11]&amp;&quot;&quot;&quot; /&gt;&quot;" office:value-type="string" office:string-value="&lt;marker lat=&quot;48.207634&quot; lng=&quot;16.366018&quot; name=&quot;Hofburg&quot; category=&quot;sightseeing&quot; sub_category=&quot;palace&quot; desc=&quot;Winter Palace&quot; /&gt;">
            <text:p>&lt;marker lat="48.207634" lng="16.366018" name="Hofburg" category="sightseeing" sub_category="palace" desc="Winter Palace" /&gt;</text:p>
          </table:table-cell>
          <table:table-cell table:number-columns-repeated="1015"/>
        </table:table-row>
        <table:table-row table:style-name="ro2">
          <table:table-cell office:value-type="string">
            <text:p>Museum of Natural History</text:p>
          </table:table-cell>
          <table:table-cell office:value-type="string">
            <text:p>Museum of Natural History of Vienna</text:p>
          </table:table-cell>
          <table:table-cell office:value-type="string">
            <text:p>sightseeing</text:p>
          </table:table-cell>
          <table:table-cell office:value-type="string">
            <text:p>museum</text:p>
          </table:table-cell>
          <table:table-cell office:value-type="float" office:value="48.205067">
            <text:p>48.205067</text:p>
          </table:table-cell>
          <table:table-cell table:style-name="ce3" office:value-type="float" office:value="16.359967">
            <text:p>16.359967</text:p>
          </table:table-cell>
          <table:table-cell table:number-columns-repeated="2"/>
          <table:table-cell table:formula="of:=&quot;&lt;marker lat=&quot;&quot;&quot;&amp;[.E12]&amp;&quot;&quot;&quot; lng=&quot;&quot;&quot;&amp;[.F12]&amp;&quot;&quot;&quot; name=&quot;&quot;&quot;&amp;[.A12]&amp;&quot;&quot;&quot; category=&quot;&quot;&quot;&amp;[.C12]&amp;&quot;&quot;&quot; sub_category=&quot;&quot;&quot;&amp;[.D12]&amp;&quot;&quot;&quot; desc=&quot;&quot;&quot;&amp;[.B12]&amp;&quot;&quot;&quot; /&gt;&quot;" office:value-type="string" office:string-value="&lt;marker lat=&quot;48.205067&quot; lng=&quot;16.359967&quot; name=&quot;Museum of Natural History&quot; category=&quot;sightseeing&quot; sub_category=&quot;museum&quot; desc=&quot;Museum of Natural History of Vienna&quot; /&gt;">
            <text:p>&lt;marker lat="48.205067" lng="16.359967" name="Museum of Natural History" category="sightseeing" sub_category="museum" desc="Museum of Natural History of Vienna" /&gt;</text:p>
          </table:table-cell>
          <table:table-cell table:number-columns-repeated="1015"/>
        </table:table-row>
        <table:table-row table:style-name="ro4">
          <table:table-cell office:value-type="string">
            <text:p>Kunst Historisches Museum</text:p>
          </table:table-cell>
          <table:table-cell office:value-type="string">
            <text:p>Kunst Historisches Museum Wien</text:p>
          </table:table-cell>
          <table:table-cell office:value-type="string">
            <text:p>sightseeing</text:p>
          </table:table-cell>
          <table:table-cell office:value-type="string">
            <text:p>museum</text:p>
          </table:table-cell>
          <table:table-cell office:value-type="float" office:value="48.203873">
            <text:p>48.203873</text:p>
          </table:table-cell>
          <table:table-cell office:value-type="float" office:value="16.361533">
            <text:p>16.361533</text:p>
          </table:table-cell>
          <table:table-cell table:number-columns-repeated="2"/>
          <table:table-cell table:formula="of:=&quot;&lt;marker lat=&quot;&quot;&quot;&amp;[.E13]&amp;&quot;&quot;&quot; lng=&quot;&quot;&quot;&amp;[.F13]&amp;&quot;&quot;&quot; name=&quot;&quot;&quot;&amp;[.A13]&amp;&quot;&quot;&quot; category=&quot;&quot;&quot;&amp;[.C13]&amp;&quot;&quot;&quot; sub_category=&quot;&quot;&quot;&amp;[.D13]&amp;&quot;&quot;&quot; desc=&quot;&quot;&quot;&amp;[.B13]&amp;&quot;&quot;&quot; /&gt;&quot;" office:value-type="string" office:string-value="&lt;marker lat=&quot;48.203873&quot; lng=&quot;16.361533&quot; name=&quot;Kunst Historisches Museum&quot; category=&quot;sightseeing&quot; sub_category=&quot;museum&quot; desc=&quot;Kunst Historisches Museum Wien&quot; /&gt;">
            <text:p>&lt;marker lat="48.203873" lng="16.361533" name="Kunst Historisches Museum" category="sightseeing" sub_category="museum" desc="Kunst Historisches Museum Wien" /&gt;</text:p>
          </table:table-cell>
          <table:table-cell table:number-columns-repeated="1015"/>
        </table:table-row>
        <table:table-row table:style-name="ro4">
          <table:table-cell office:value-type="string">
            <text:p>Pratersauna</text:p>
          </table:table-cell>
          <table:table-cell office:value-type="string">
            <text:p>Nice club</text:p>
          </table:table-cell>
          <table:table-cell office:value-type="string">
            <text:p>bar</text:p>
          </table:table-cell>
          <table:table-cell office:value-type="string">
            <text:p>club</text:p>
          </table:table-cell>
          <table:table-cell office:value-type="float" office:value="48.213758">
            <text:p>48.213758</text:p>
          </table:table-cell>
          <table:table-cell table:style-name="ce4" office:value-type="float" office:value="16.404882">
            <text:p>16.404882</text:p>
          </table:table-cell>
          <table:table-cell table:number-columns-repeated="1018"/>
        </table:table-row>
        <table:table-row table:style-name="ro4">
          <table:table-cell office:value-type="string">
            <text:p>Volksgarten</text:p>
          </table:table-cell>
          <table:table-cell office:value-type="string">
            <text:p>Club at volksgarten</text:p>
          </table:table-cell>
          <table:table-cell office:value-type="string">
            <text:p>bar</text:p>
          </table:table-cell>
          <table:table-cell office:value-type="string">
            <text:p>club</text:p>
          </table:table-cell>
          <table:table-cell office:value-type="float" office:value="48.20678">
            <text:p>48.20678</text:p>
          </table:table-cell>
          <table:table-cell table:style-name="ce5" office:value-type="float" office:value="16.360912">
            <text:p>16.360912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i Haverila</meta:initial-creator>
    <meta:creation-date>2014-03-19T15:27:31</meta:creation-date>
    <dc:date>2014-03-31T23:50:01</dc:date>
    <dc:creator>Severi Haverila</dc:creator>
    <meta:editing-duration>P3DT11H2M14S</meta:editing-duration>
    <meta:editing-cycles>16</meta:editing-cycles>
    <meta:generator>LibreOffice/3.5$Linux_X86_64 LibreOffice_project/350m1$Build-2</meta:generator>
    <meta:document-statistic meta:table-count="3" meta:cell-count="103" meta:object-count="0"/>
  </office:meta>
</office:document-meta>
</file>